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2212" officeooo:paragraph-rsid="00062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ste proyecto se llevo a cabo la realización de consultas mediante los lenguajes XPATH y XQUERY a una base de datos XML nativa como es eXist utilizando su interface, finalmente mediante java nos conectamos a dicha base de datos para realizar las consultas utilizando el IDE Netbea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18:36:13.201000000</dc:date>
    <meta:editing-duration>PT34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" meta:word-count="48" meta:character-count="286" meta:non-whitespace-character-count="239"/>
  </office:meta>
</office:document-meta>
</file>